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47cm" style:contextual-spacing="false" style:line-height-at-least="0.318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style:line-height-at-least="0.318cm" fo:text-align="center" style:justify-single-word="false" fo:orphans="2" fo:widows="2"/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P3" style:family="paragraph" style:parent-style-name="Preformatted_20_Text">
      <style:paragraph-properties fo:margin-top="0cm" fo:margin-bottom="0.247cm" style:contextual-spacing="false" style:line-height-at-least="0.318cm" fo:text-align="center" style:justify-single-word="false" fo:orphans="2" fo:widows="2"/>
      <style:text-properties fo:font-variant="normal" fo:text-transform="none" fo:color="#000000" loext:opacity="100%" fo:letter-spacing="normal"/>
    </style:style>
    <style:style style:name="T1" style:family="text">
      <style:text-properties style:font-name="monospace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output"/>@@@@@@@@@@@@@@@@@@@@@@@@@@@@@@@@@@@@@@@@@@@@@@@@@@@@@@@@@@@@@@@@@@@@@@@@@@@@@</text:p>
      <text:p text:style-name="P2">@@@@@@@@@@@@@@@@@@@@@@@@@@@@@@@@@@@@@@@@@@@@@@@@@@@@@@@@@@@@@@@@@@@@@@@@@@@@@</text:p>
      <text:p text:style-name="P2">@@@@@@@@@@@@@@@@@@@@@@@@@@@@@@@@@@@@@@@@@@@@@@@@@@@@@@@@@@@@@@@@@@@@@@@@@@@@@</text:p>
      <text:p text:style-name="P2">@@@@@@@@@@@@@@@@@@@@@@@@@@@@@@@@@@@@@@@@# <text:s/>*@@@@@@@@@@@@@@@@@@@@@@@@@@@@@@@@@</text:p>
      <text:p text:style-name="P2">@@@@@@@@@@@@@@@@@@@@@@@@@@@@@@@@@@@@@@@- %%. %@@@@@@@@@@@@@@@@@@@@@@@@@@@@@@@</text:p>
      <text:p text:style-name="P2">@@@@@@@@@@@@@@@@@@@@@@@@@@@@@@@@@@@@%# -@@@@*.=%%@@@@@@@@@@@@@@@@@@@@@@@@@@@@</text:p>
      <text:p text:style-name="P2">@@@@@@@@@@@@@@@@@@@@@@@@@@@@@@@@%= <text:s/>.=@@@@@@@@%*. .*%@@@@@@@@@@@@@@@@@@@@@@@@</text:p>
      <text:p text:style-name="P2">@@@@@@@@@@@@@@@@@@@@@@@@@@@%*:. +%@@@@@@@@@@@@@@@@%*..=%@@@@@@@@@@@@@@@@@@@@@</text:p>
      <text:p text:style-name="P2">@@@@@@@@@@@@@@@@@@@@@@@#: .=*#%@@@@@@@@@@@@@@@@@@@@@@%+.:#@@@@@%%@@@@@@@@@@@@</text:p>
      <text:p text:style-name="P2">@@@@@@@@@@* <text:s/>.+%@@@%+..=#%@@@@@@@@@@@@@@@@@@@@@@@@@@@@@%#-.==.:++:.+%@@@@@@@@</text:p>
      <text:p text:style-name="P2">@@@@@@@@@%+.%%*=...-*%@@@@@@@@@@@@@@@@@@@@@@@@@@@@@@@@@@@@+.-#%%###.=%@@@@@@@</text:p>
      <text:p text:style-name="P2">@@@@@@@@@@+.%@@@@@@@@@@@@@@@@@@@@@@@@@@@@@@@@@@@@%%@@@@@@@**%%%#%##=:#@@@@@@@</text:p>
      <text:p text:style-name="P2">@@@@@@@@@@* *@@@@@@@@@@@@@@@@@@@@@@@@@@@@@@@@@@%:. -@@@@@@@@@@#+*%%+.#@@@@@@@</text:p>
      <text:p text:style-name="P2">@@@@@@@@@@%+.#@@@@@@@@@%%%@@@@@@@@@@@@@@@%=-=:-@%==#@@@@@@@@@@@@@@@+.#@@%#*=-</text:p>
      <text:p text:style-name="P2">@@@@@@@@@@@#.=@@@@@%*:.:::.=%@@@@@@@@@@-. :***@@@@@@@@@@@@@@@@@@%#*..: <text:s/>.::-=</text:p>
      <text:p text:style-name="P2">@@@@@@@@@@@%-:@@@@%-.*%%##%:-#. *@@@@@@@@@@@@@@@@@@@@@@@%#*+=: <text:s text:c="2"/>.:-*%@@@@@@@</text:p>
      <text:p text:style-name="P2">@@@@@@@@@@@*.=@@@@+=%%##%%%+.*-.#@@@@@@@@@@@@@@@%#**=. <text:s text:c="2"/>.:=#%@@@@@@@@@@@@@@@</text:p>
      <text:p text:style-name="P2">@@@@@@@@@@*.+@@@@@@@@%*=#%@+.*@@@@@@@@@@%%#*+:. <text:s text:c="2"/>.=#%@@@@@@@@@@@@@@@@@@@@@@@</text:p>
      <text:p text:style-name="P2">@@@@@@@@@#.-@@@@@@@@@@@@@@@*.*@@%%%#=. <text:s text:c="3"/>.=#%@@@@@@@@@@@@@@@@@@@@@@@@@@@@@@@</text:p>
      <text:p text:style-name="P2">@@@@@@@@%=.%@@@@@@@@@@@@@@%: : . <text:s/>.=#%@@@@@@@@@@@@@@@@@@@@@@@@@@@@@@@@@@@@@@@</text:p>
      <text:p text:style-name="P2">@@@@@@@%+ +@@@@@@@%=. <text:s text:c="4"/>:+*#%%@@@@@@@@@@@@@@@@@@@@@@@@@@@@@@@@@@@@@@@@@@@@@</text:p>
      <text:p text:style-name="P2">@@@@@@@* .@%*-.. <text:s/>-*#%%@@@@@@@@@@@@@@@@@@@@@@@@@@@@@@@@@@@@@@@@@@@@@@@@@@@@@@</text:p>
      <text:p text:style-name="P2">@@@%*=: <text:s text:c="3"/>:+*%%%@@@@@@@@@@@@@@@@@@@@@@@@@@@@@@@@@@@@@@@@@@@@@@@@@@@@@@@@@@@@</text:p>
      <text:p text:style-name="P3"><text:s text:c="2"/><text:span text:style-name="T1">.-=*#%%@@@@@@@@@@@@@@@@@@@@@@@@@@@@@@@@@@@@@@@@@@@@@@@@@@@@@@@@@@@@@@@@@@@@</text:span></text:p>
      <text:p text:style-name="P2">%@@@@@@@@@@@@@@@@@@@@@@@@@@@@@@@@@@@@@@@@@@@@@@@@@@@@@@@@@@@@@@@@@@@@@@@@@@@@</text:p>
      <text:p text:style-name="P2">@@@@@@@@@@@@@@@@@@@@@@@@@@@@@@@@@@@@@@@@@@@@@@@@@@@@@@@@@@@@@@@@@@@@@@@@@@@@@</text:p>
      <text:p text:style-name="P2">@@@@@@@@@@@@@@@@@@@@@@@@@@@@@@@@@@@@@@@@@@@@@@@@@@@@@@@@@@@@@@@@@@@@@@@@@@@@@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5T12:33:28.143000000</meta:creation-date>
    <dc:date>2025-11-25T12:33:39.249000000</dc:date>
    <meta:editing-duration>PT11S</meta:editing-duration>
    <meta:editing-cycles>1</meta:editing-cycles>
    <meta:document-statistic meta:table-count="0" meta:image-count="0" meta:object-count="0" meta:page-count="1" meta:paragraph-count="27" meta:word-count="53" meta:character-count="2079" meta:non-whitespace-character-count="2029"/>
    <meta:generator>LibreOffice/7.4.3.2$Windows_X86_64 LibreOffice_project/1048a8393ae2eeec98dff31b5c133c5f1d08b890</meta:generator>
  </office:meta>
</office:document-meta>
</file>